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Liberation Sans" svg:font-family="'Liberation Sans'" style:font-pitch="variable"/>
    <style:font-face style:name="MS Gothic" svg:font-family="'MS Gothic'" style:font-pitch="variable"/>
    <style:font-face style:name="PingFang HK" svg:font-family="'PingFang HK'" style:font-pitch="variable"/>
    <style:font-face style:name="Savoye LET" svg:font-family="'Savoye LET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HK1" svg:font-family="'PingFang H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201" draw:opacity="50%" draw:opacity-name="" draw:textarea-horizontal-align="justify" draw:textarea-vertical-align="middle" draw:auto-grow-height="false" fo:min-height="3.64cm" fo:min-width="3.39cm"/>
    </style:style>
    <style:style style:name="gr2" style:family="graphic" style:parent-style-name="standard">
      <style:graphic-properties draw:stroke="none" svg:stroke-width="0.053cm" svg:stroke-color="#069a2e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965cm" fo:min-width="2.475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P1" style:family="paragraph">
      <loext:graphic-properties draw:fill="gradient" draw:fill-color="#729fcf" draw:fill-gradient-name="Gradient_20_201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Savoye LE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Savoye LE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avoye LE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5.5cm" svg:x="7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ray" draw:style-name="gr2" draw:text-style-name="P3" draw:layer="layout" svg:width="3cm" svg:height="4.25cm" svg:x="8.25cm" svg:y="12.75cm">
          <text:p text:style-name="P2"><text:span text:style-name="T1">L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Liberation Sans" svg:font-family="'Liberation Sans'" style:font-pitch="variable"/>
    <style:font-face style:name="MS Gothic" svg:font-family="'MS Gothic'" style:font-pitch="variable"/>
    <style:font-face style:name="PingFang HK" svg:font-family="'PingFang HK'" style:font-pitch="variable"/>
    <style:font-face style:name="Savoye LET" svg:font-family="'Savoye LET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HK1" svg:font-family="'PingFang HK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94" draw:display-name="Gradient 194" draw:style="radial" draw:cx="50%" draw:cy="50%" draw:start-color="#7da4cf" draw:end-color="#cce1f7" draw:start-intensity="100%" draw:end-intensity="100%" draw:border="0%"/>
    <draw:gradient draw:name="Gradient_20_195" draw:display-name="Gradient 195" draw:style="radial" draw:cx="50%" draw:cy="50%" draw:start-color="#b4c7dc" draw:end-color="#cce1f7" draw:start-intensity="100%" draw:end-intensity="100%" draw:border="0%"/>
    <draw:gradient draw:name="Gradient_20_196" draw:display-name="Gradient 196" draw:style="radial" draw:cx="50%" draw:cy="50%" draw:start-color="#b4c7dc" draw:end-color="#b4c7dc" draw:start-intensity="100%" draw:end-intensity="100%" draw:border="0%"/>
    <draw:gradient draw:name="Gradient_20_197" draw:display-name="Gradient 197" draw:style="radial" draw:cx="50%" draw:cy="50%" draw:start-color="#b4c7dc" draw:end-color="#d5e3f2" draw:start-intensity="100%" draw:end-intensity="100%" draw:border="0%"/>
    <draw:gradient draw:name="Gradient_20_198" draw:display-name="Gradient 198" draw:style="radial" draw:cx="50%" draw:cy="50%" draw:start-color="#b4c7dc" draw:end-color="#e3edf8" draw:start-intensity="100%" draw:end-intensity="100%" draw:border="0%"/>
    <draw:gradient draw:name="Gradient_20_199" draw:display-name="Gradient 199" draw:style="radial" draw:cx="50%" draw:cy="50%" draw:start-color="#729fcf" draw:end-color="#e3edf8" draw:start-intensity="100%" draw:end-intensity="100%" draw:border="0%"/>
    <draw:gradient draw:name="Gradient_20_200" draw:display-name="Gradient 200" draw:style="radial" draw:cx="50%" draw:cy="50%" draw:start-color="#b4c7dc" draw:end-color="#b7b3ca" draw:start-intensity="100%" draw:end-intensity="100%" draw:border="0%"/>
    <draw:gradient draw:name="Gradient_20_201" draw:display-name="Gradient 201" draw:style="radial" draw:cx="50%" draw:cy="50%" draw:start-color="#b4c7dc" draw:end-color="#dde7f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Tahoma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HK1" style:font-family-asian="'PingFang HK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03T18:32:46.646242730</meta:creation-date>
    <dc:date>2021-04-03T19:59:02.600413081</dc:date>
    <meta:editing-duration>PT8M10S</meta:editing-duration>
    <meta:editing-cycles>3</meta:editing-cycles>
    <meta:generator>LibreOffice/7.0.4.2$MacOSX_X86_64 LibreOffice_project/dcf040e67528d9187c66b2379df5ea4407429775</meta:generator>
    <meta:document-statistic meta:object-count="2"/>
  </office:meta>
</office:document-meta>
</file>